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7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9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14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09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5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1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3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57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5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6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7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87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91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92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9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96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00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11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18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1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22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24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2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28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31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3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3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5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6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69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8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83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89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9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97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00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07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1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1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20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23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24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34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36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38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39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47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54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69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70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71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72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73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81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82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86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90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93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797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98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9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0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03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08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12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15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19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21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23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24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26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27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36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37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38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41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42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4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4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46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52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57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61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63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69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72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74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75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76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77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78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79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9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7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 style:data-style-name="N2" text:time-value="14:09:44.519221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01-05T00:20:07.316247507</dc:date>
    <meta:editing-duration>P91DT14H27M34S</meta:editing-duration>
    <meta:editing-cycles>1765</meta:editing-cycles>
    <meta:generator>LibreOffice/6.4.6.2$Linux_X86_64 LibreOffice_project/40$Build-2</meta:generator>
    <meta:document-statistic meta:table-count="3" meta:cell-count="5526" meta:object-count="0"/>
  </office:meta>
</office:document-meta>
</file>